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size="14pt" fo:language="fr" fo:country="FR" officeooo:rsid="001dde5d" officeooo:paragraph-rsid="001f0c60" style:font-size-asian="14pt" style:font-size-complex="14pt"/>
    </style:style>
    <style:style style:name="P2" style:family="paragraph" style:parent-style-name="Text_20_body">
      <style:text-properties fo:font-size="14pt" fo:language="fr" fo:country="FR" officeooo:rsid="001dde5d" officeooo:paragraph-rsid="001fe710" style:font-size-asian="14pt" style:font-size-complex="14pt"/>
    </style:style>
    <style:style style:name="P3" style:family="paragraph" style:parent-style-name="Title">
      <style:text-properties fo:language="fr" fo:country="FR"/>
    </style:style>
    <style:style style:name="T1" style:family="text">
      <style:text-properties officeooo:rsid="001d57c5"/>
    </style:style>
    <style:style style:name="T2" style:family="text">
      <style:text-properties officeooo:rsid="001e2b9a"/>
    </style:style>
    <style:style style:name="T3" style:family="text">
      <style:text-properties officeooo:rsid="001f0c60"/>
    </style:style>
    <style:style style:name="T4" style:family="text">
      <style:text-properties officeooo:rsid="001fe710"/>
    </style:style>
    <style:style style:name="T5" style:family="text">
      <style:text-properties officeooo:rsid="00217e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race <text:span text:style-name="T1">H</text:span>opper</text:p>
      <text:p text:style-name="P1"><text:span text:style-name="T3">I</text:span>nformaticienne et officier de la marine américaine née en 1906, elle est dipl<text:span text:style-name="T3">ô</text:span>mée d’un « <text:span text:style-name="T2">B</text:span>achelor of Art » en mathématiques et physique du Vassar college et obtiendra par la suite un « Master of Arts » en 1930 ainsi un doctorat en 1934 en mathématiques à l’université Yale.<text:line-break/>Après de longues études, en 1943 elle s’engage dans la marine américaine <text:span text:style-name="T3">et sera promu</text:span> <text:span text:style-name="T3">au </text:span>grade de lieutenan<text:span text:style-name="T3">t. </text:span>Ses connaissances scientifique lui vaudront sont affection dans un bureau <text:span text:style-name="T2">de l’université d’Harvard ou elle <text:s/>apprendra </text:span><text:span text:style-name="T3">l’informatique et la </text:span><text:span text:style-name="T2">programm</text:span><text:span text:style-name="T3">ation</text:span><text:span text:style-name="T2">. </text:span></text:p>
      <text:p text:style-name="P1"><text:span text:style-name="T2">Après la guerre elle continuera sa voie dans le développement des ordinateurs en créant plusieurs langages de programmation et plus tard le premier compilateur* nommé </text:span></text:p>
      <text:p text:style-name="P2"><text:span text:style-name="T2">A-0 System qui ouvrira la voie à des langages plus haut niveau et plus compréhensible par l’humain. À partir de 1957 alors qu’elle travaille chez IBM elle défend</text:span><text:span text:style-name="T4">ra</text:span><text:span text:style-name="T2"> l’idée que les programmes devraient être écrit dans un langage proche de l’anglais pour être plus compréhensible </text:span><text:span text:style-name="T5">(ce qui est le cas aujourd’hui)</text:span><text:span text:style-name="T2">. Dans les années 70 elle travaillera sur l’établissement de normes pour les ordinateurs </text:span><text:span text:style-name="T5">puis</text:span><text:span text:style-name="T2"> prendra sa retra</text:span><text:span text:style-name="T3">i</text:span><text:span text:style-name="T2">te en 1986, </text:span><text:span text:style-name="T3">elle est alors l’officier le plus </text:span><text:span text:style-name="T5">â</text:span><text:span text:style-name="T3">gé de l’armée Américaine. </text:span></text:p>
      <text:p text:style-name="P1"><text:span text:style-name="T3">Elle donnera des conférences sur les débuts de l’informatique jusqu’à sa mort en 1992 ou elle sera enterrée avec les honneurs militaires.</text:span></text:p>
      <text:p text:style-name="P1"/>
      <text:p text:style-name="P1">*<text:span text:style-name="T4">C</text:span><text:span text:style-name="T3">ompilateur : programme qui transforme </text:span><text:span text:style-name="T4">un code source écrit avec un langage de programmation en fichier objet contenant sa traduction en code machine compréhensible par l’ordinateu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30T11:17:27.902000000</meta:creation-date>
    <meta:generator>LibreOffice/7.2.4.1$Windows_X86_64 LibreOffice_project/27d75539669ac387bb498e35313b970b7fe9c4f9</meta:generator>
    <dc:date>2024-04-30T14:30:13.353000000</dc:date>
    <meta:editing-duration>PT7M3S</meta:editing-duration>
    <meta:editing-cycles>2</meta:editing-cycles>
    <meta:document-statistic meta:table-count="0" meta:image-count="0" meta:object-count="0" meta:page-count="1" meta:paragraph-count="6" meta:word-count="243" meta:character-count="1532" meta:non-whitespace-character-count="1291"/>
  </office:meta>
</office:document-meta>
</file>